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60.266483552762" calcext:value-type="float">
            <text:p>660.266483552762</text:p>
          </table:table-cell>
          <table:table-cell/>
        </table:table-row>
        <table:table-row table:style-name="ro1">
          <table:table-cell office:value-type="float" office:value="659.474003534781" calcext:value-type="float">
            <text:p>659.474003534781</text:p>
          </table:table-cell>
          <table:table-cell/>
        </table:table-row>
        <table:table-row table:style-name="ro1">
          <table:table-cell office:value-type="float" office:value="659.665417700143" calcext:value-type="float">
            <text:p>659.665417700143</text:p>
          </table:table-cell>
          <table:table-cell/>
        </table:table-row>
        <table:table-row table:style-name="ro1">
          <table:table-cell office:value-type="float" office:value="662.03243958954" calcext:value-type="float">
            <text:p>662.03243958954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58.431878637836" calcext:value-type="float">
            <text:p>658.431878637836</text:p>
          </table:table-cell>
          <table:table-cell/>
        </table:table-row>
        <table:table-row table:style-name="ro1">
          <table:table-cell office:value-type="float" office:value="661.36253910306" calcext:value-type="float">
            <text:p>661.36253910306</text:p>
          </table:table-cell>
          <table:table-cell/>
        </table:table-row>
        <table:table-row table:style-name="ro1">
          <table:table-cell office:value-type="float" office:value="659.970169348346" calcext:value-type="float">
            <text:p>659.970169348346</text:p>
          </table:table-cell>
          <table:table-cell/>
        </table:table-row>
        <table:table-row table:style-name="ro1">
          <table:table-cell office:value-type="float" office:value="659.708936417253" calcext:value-type="float">
            <text:p>659.708936417253</text:p>
          </table:table-cell>
          <table:table-cell/>
        </table:table-row>
        <table:table-row table:style-name="ro1">
          <table:table-cell office:value-type="float" office:value="659.460956614064" calcext:value-type="float">
            <text:p>659.460956614064</text:p>
          </table:table-cell>
          <table:table-cell/>
        </table:table-row>
        <table:table-row table:style-name="ro1">
          <table:table-cell office:value-type="float" office:value="660.545610674417" calcext:value-type="float">
            <text:p>660.545610674417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formula="of:=AVERAGE([.A1:.A20])" office:value-type="float" office:value="660.09184351722" calcext:value-type="float">
            <text:p>660.091843517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11:11.818825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11:54.486250177</dc:date>
    <dc:creator>Davide Ancona</dc:creator>
    <meta:editing-duration>PT10M21S</meta:editing-duration>
    <meta:editing-cycles>5</meta:editing-cycles>
    <meta:generator>LibreOffice/5.3.7.2.0$Linux_X86_64 LibreOffice_project/30$Build-2</meta:generator>
    <meta:document-statistic meta:table-count="1" meta:cell-count="12" meta:object-count="0"/>
  </office:meta>
</office:document-meta>
</file>